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C0000012CA8954B407D4415E6.png" manifest:media-type="image/png"/>
  <manifest:file-entry manifest:full-path="Pictures/100000000000010D000000FF60A0AAE0E228F8E2.png" manifest:media-type="image/png"/>
  <manifest:file-entry manifest:full-path="Pictures/1000000000000029000000280D79344E3C86B807.png" manifest:media-type="image/png"/>
  <manifest:file-entry manifest:full-path="Pictures/100000000000002700000026E7BA59C467F90D6A.png" manifest:media-type="image/png"/>
  <manifest:file-entry manifest:full-path="Pictures/100002000000000A0000000A6361AF2587162F7F.gif" manifest:media-type="image/gif"/>
  <manifest:file-entry manifest:full-path="Pictures/100000000000013000000123B3627CCB3F8703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宋體" svg:font-family="思源宋體" style:font-adornments="標準" style:font-pitch="variable"/>
    <style:font-face style:name="思源黑體 Regular" svg:font-family="'思源黑體 Regular'" style:font-adornments="標準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Standard">
      <style:text-properties officeooo:rsid="01058473" officeooo:paragraph-rsid="01cac142"/>
    </style:style>
    <style:style style:name="P10" style:family="paragraph" style:parent-style-name="Standard">
      <style:text-properties officeooo:paragraph-rsid="01cac142"/>
    </style:style>
    <style:style style:name="P11" style:family="paragraph" style:parent-style-name="Front_20_Matter_20_Titles" style:master-page-name="">
      <style:paragraph-properties fo:keep-together="always" style:page-number="auto" style:writing-mode="page"/>
      <style:text-properties officeooo:paragraph-rsid="01cac142"/>
    </style:style>
    <style:style style:name="P12" style:family="paragraph" style:parent-style-name="Front_20_Matter_20_Titles" style:master-page-name="">
      <style:paragraph-properties style:page-number="auto" fo:keep-with-next="always" style:writing-mode="page"/>
      <style:text-properties officeooo:paragraph-rsid="01cac142"/>
    </style:style>
    <style:style style:name="P13" style:family="paragraph" style:parent-style-name="Text_20_body">
      <style:text-properties officeooo:rsid="00832d63" officeooo:paragraph-rsid="01cac142"/>
    </style:style>
    <style:style style:name="P14" style:family="paragraph" style:parent-style-name="Text_20_body">
      <style:text-properties officeooo:rsid="00873b0c" officeooo:paragraph-rsid="01cac142"/>
    </style:style>
    <style:style style:name="P15" style:family="paragraph" style:parent-style-name="Text_20_body">
      <style:text-properties officeooo:paragraph-rsid="01cac142"/>
    </style:style>
    <style:style style:name="P16" style:family="paragraph" style:parent-style-name="Front_20_Matter_20_Titles">
      <style:text-properties officeooo:paragraph-rsid="01cac142"/>
    </style:style>
    <style:style style:name="P17" style:family="paragraph" style:parent-style-name="Heading_20_1">
      <style:text-properties officeooo:paragraph-rsid="01cac142"/>
    </style:style>
    <style:style style:name="P18" style:family="paragraph" style:parent-style-name="Chapter_20_Number" style:master-page-name="Right_20_Page">
      <style:paragraph-properties style:page-number="auto"/>
    </style:style>
    <style:style style:name="T1" style:family="text">
      <style:text-properties officeooo:rsid="012f6927"/>
    </style:style>
    <style:style style:name="T2" style:family="text">
      <style:text-properties officeooo:rsid="00e62f33"/>
    </style:style>
    <style:style style:name="T3" style:family="text">
      <style:text-properties officeooo:rsid="010f302a"/>
    </style:style>
    <style:style style:name="T4" style:family="text">
      <style:text-properties officeooo:rsid="01169102"/>
    </style:style>
    <style:style style:name="T5" style:family="text">
      <style:text-properties officeooo:rsid="00d25545"/>
    </style:style>
    <style:style style:name="T6" style:family="text">
      <style:text-properties officeooo:rsid="00832d63"/>
    </style:style>
    <style:style style:name="T7" style:family="text">
      <style:text-properties officeooo:rsid="00828b88"/>
    </style:style>
    <style:style style:name="T8" style:family="text">
      <style:text-properties officeooo:rsid="01132230"/>
    </style:style>
    <style:style style:name="T9" style:family="text">
      <style:text-properties officeooo:rsid="00ec42b1"/>
    </style:style>
    <style:style style:name="T10" style:family="text">
      <style:text-properties officeooo:rsid="00c755a1"/>
    </style:style>
    <style:style style:name="T11" style:family="text">
      <style:text-properties officeooo:rsid="011140c1"/>
    </style:style>
    <style:style style:name="T12" style:family="text">
      <style:text-properties officeooo:rsid="007d943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873b0c"/>
    </style:style>
    <style:style style:name="T15" style:family="text">
      <style:text-properties officeooo:rsid="00805031"/>
    </style:style>
    <style:style style:name="T16" style:family="text">
      <style:text-properties officeooo:rsid="0081bef1"/>
    </style:style>
    <style:style style:name="T17" style:family="text">
      <style:text-properties officeooo:rsid="008a92c1"/>
    </style:style>
    <style:style style:name="T18" style:family="text">
      <style:text-properties officeooo:rsid="00e4ce4b"/>
    </style:style>
    <style:style style:name="T19" style:family="text">
      <style:text-properties officeooo:rsid="00809463"/>
    </style:style>
    <style:style style:name="T20" style:family="text">
      <style:text-properties officeooo:rsid="01140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8">C</text:p>
      <text:h text:style-name="P17" text:outline-level="1"><text:bookmark-start text:name="__DdeLink__268_1461482044"/><text:reference-mark-start text:name="Where to get free-licensed fonts"/>何處可取得自由授權的字型<text:bookmark-end text:name="__DdeLink__268_1461482044"/><text:reference-mark-end text:name="Where to get free-licensed fonts"/></text:h>
      <text:p text:style-name="P15"><text:bookmark-start text:name="__RefHeading___Toc32358_2074576844"/><text:span text:style-name="T1">類似於自由或開源軟體，自由授權的字型允許你</text:span>使用、分享、和編修，依你所欲。大多數也能免費取用。<text:bookmark-end text:name="__RefHeading___Toc32358_2074576844"/></text:p>
      <text:p text:style-name="P13">在<text:span text:style-name="T2">2000</text:span>年以前自由授權的字型還相當罕見。不過，今日已有數百個自由字型，<text:span text:style-name="T2">雖然</text:span>和眾字型製造商依所提供的專有字型相比數量上還是少，例如Adobe一家就有上千個專有字型。</text:p>
      <text:p text:style-name="P13">其中不少自由字型是經典字型的翻造版，或極近的變作版；此外也有些不管從各層面來看都相當出色的原創字型。<text:span text:style-name="T3">無論是翻造或原創都能協同你作業而不用專有字型。</text:span></text:p>
      <text:p text:style-name="P13">自由授權的字型通常採用<text:span text:style-name="Choice">SIL</text:span>開放字型授權<text:span text:style-name="Choice_20_-_20_Body"> (Open Font License, OFL)</text:span>，或是附帶字型例外條款的<text:span text:style-name="Choice">GNU</text:span>通用公眾授權<text:span text:style-name="Choice_20_-_20_Body"><text:span text:style-name="T4">(General Public License, GPL)</text:span></text:span><text:span text:style-name="T4"> </text:span>。有些則是公眾領域的公版授權。也有採用其他授權的，但多數這類字型的授權條款都未經自由軟體基金會 (Free Software Foundation, FSF) 或開源協會 (Open Source Initiative, OSI) 評估過，使用時應謹慎注意條款的詳細內容。</text:p>
      <text:p text:style-name="P14">如果你採用的是GNU/Linux作業系統，有些自由字型可以直接從你散布版所提供的軟體庫安裝。其他許多自由字型可線上下載，無論作業系統為何。</text:p>
      <text:p text:style-name="P16"><text:soft-page-break/>Arkandis Digital Foundry<text:line-break/><text:span text:style-name="T6">(</text:span><text:a xlink:type="simple" xlink:href="http://arkandis.tuxfamily.org/adffonts.html" text:style-name="Internet_20_link" text:visited-style-name="Visited_20_Internet_20_Link"><text:span text:style-name="Internet_20_link">http://arkandis.tuxfamily.org/adffonts.html</text:span></text:a>)</text:p>
      <text:p text:style-name="P10">Arkandis字型的創立是為了讓GNU/Linux使用者有自由授權的字型可運用。這套字型包括Baskervald (Baskerville)、Gillius (Gill Sans)、和 Universalis (Univers)；還有原創字型如Mint Spirit，初心是專為Linux Mint散布版創作的非官方字型。</text:p>
      <text:p text:style-name="P16">Barry Schwartz <text:line-break/><text:span text:style-name="T7">(</text:span><text:a xlink:type="simple" xlink:href="http://crudfactory.com/font/index" text:style-name="Internet_20_link" text:visited-style-name="Visited_20_Internet_20_Link"><text:span text:style-name="Internet_20_link"><text:span text:style-name="T7">http://crudfactory.com/font/index</text:span></text:span></text:a><text:span text:style-name="T7">)</text:span></text:p>
      <text:p text:style-name="P10">Barry Schwartz是自由授權內文字字型的出色設計師之一。他的作品包括根據Frederick Goudy之設計而來的三種字型，與Fanwood——一套近似Eric Gill所作Joanna的素雅字型。<text:span text:style-name="T8">你可以從The League of Movable Type取得他的一些字型（見後述）。</text:span></text:p>
      <text:p text:style-name="P16">Cantarell <text:line-break/>(<text:a xlink:type="simple" xlink:href="https://git.gnome.org/browse/cantarell-fonts/)" text:style-name="Internet_20_link" text:visited-style-name="Visited_20_Internet_20_Link"><text:span text:style-name="Internet_20_link">https://git.gnome.org/browse/cantarell-fonts/</text:span></text:a><text:a xlink:type="simple" xlink:href="https://git.gnome.org/browse/cantarell-fonts/)" text:style-name="Internet_20_link" text:visited-style-name="Visited_20_Internet_20_Link">)</text:a></text:p>
      <text:p text:style-name="P10"><text:span text:style-name="T9">GNOME 3 所採用的官方字型。</text:span>起先因部分字母寫法受到不少批評，而後Cantarell演進為人文主義風字型，可作內文字使用，亦可用於標題字。</text:p>
      <text:p text:style-name="P16">Dover Books<text:line-break/>(<text:a xlink:type="simple" xlink:href="http://www.doverbooks.co.uk/Fonts,_Lettering.htm" text:style-name="Internet_20_link" text:visited-style-name="Visited_20_Internet_20_Link"><text:span text:style-name="Internet_20_link">http://www.doverbooks.co.uk/Fonts,_Lettering.htm</text:span></text:a><text:span text:style-name="Internet_20_link"><text:span text:style-name="T5">l</text:span></text:span>)</text:p>
      <text:p text:style-name="P10">Dover Books發表了30本書，內含維多利亞時代與更早先的字體、符號字型之CD。這些檔案都標記為「免授權」，<text:span text:style-name="T10">大致上代表其屬於公眾領域的公版授權。</text:span></text:p>
      <text:p text:style-name="P16">Google Fonts <text:line-break/>(<text:a xlink:type="simple" xlink:href="https://www.google.com/fonts/" text:style-name="Internet_20_link" text:visited-style-name="Visited_20_Internet_20_Link"><text:span text:style-name="Internet_20_link">https://www.google.com/fonts/</text:span></text:a>)</text:p>
      <text:p text:style-name="P10">擁有超過630個字族，Google Fonts 主要目標是用於線上顯示。不過，你也能下載字型作為列印使用。常有更新，所以可以常去查看是否已有的字型發行新版了沒。</text:p>
      <text:p text:style-name="P11"><text:span text:style-name="T11">The </text:span>League of Moveable Type<text:line-break/><text:span text:style-name="T12">(</text:span><text:a xlink:type="simple" xlink:href="https://www.theleagueofmoveabletype.com/" text:style-name="Internet_20_link" text:visited-style-name="Visited_20_Internet_20_Link"><text:span text:style-name="Internet_20_link"><text:span text:style-name="T12">https://www.theleagueofmoveabletype.com/</text:span></text:span></text:a><text:span text:style-name="T12">)</text:span></text:p>
      <text:p text:style-name="P10"><text:span text:style-name="T12">自許為「</text:span>前所未有的開源<text:span text:style-name="T13">字體</text:span>鑄造廠」，<text:span text:style-name="T12">The League of Moveable Type 提供小型但精挑細選過的原創字型設計字庫。</text:span><text:soft-page-break/><text:span text:style-name="T12">若你驚覺在茫茫自由字型海中遺失方向，The League 將是你可依靠的明燈，高品質、而且通常都具備小型大寫字和舊式數字樣式。</text:span></text:p>
      <text:p text:style-name="P16">Liberation字型 <text:line-break/><text:span text:style-name="T14">(</text:span><text:a xlink:type="simple" xlink:href="https://fedorahosted.org/liberation-fonts/" text:style-name="Internet_20_link" text:visited-style-name="Visited_20_Internet_20_Link"><text:span text:style-name="Internet_20_link"><text:span text:style-name="T14">https://fedorahosted.org/liberation-fonts/</text:span></text:span></text:a><text:span text:style-name="T14">)</text:span></text:p>
      <text:p text:style-name="P10">Liberation字型的設計目的是讓字型的規格數據和常用的專有字型相同。<text:span text:style-name="T1">換句話說，這些自由字型和對應的專有字型有一樣的垂直空間和水平空間，雖然在字型本身的設計上卻不盡相同。</text:span>Liberation Sans用來替代Arial和Helvetica，Libration Serif可替換Times New Roman，至於Liberation Mono則對應Courier。</text:p>
      <text:p text:style-name="P16">Open Font Library<text:line-break/><text:span text:style-name="T15">(</text:span><text:a xlink:type="simple" xlink:href="http://openfontlibrary.org/" text:style-name="Internet_20_link" text:visited-style-name="Visited_20_Internet_20_Link"><text:span text:style-name="Internet_20_link"><text:span text:style-name="T15">http://openfontlibrary.org/</text:span></text:span></text:a><text:span text:style-name="T15">)</text:span></text:p>
      <text:p text:style-name="P10">有超過400個字族，Open Font Library在規模上僅次於Google Fonts。其首頁有一份最近上傳字型的列表。</text:p>
      <text:p text:style-name="P16">Oxygen<text:line-break/>(<text:a xlink:type="simple" xlink:href="http://www.fontspace.com/new-typography/oxygen" text:style-name="Internet_20_link" text:visited-style-name="Visited_20_Internet_20_Link"><text:span text:style-name="Internet_20_link">http://www.fontspace.com/new-</text:span></text:a><text:a xlink:type="simple" xlink:href="http://www.fontspace.com/new-typography/oxygen" text:style-name="Internet_20_link" text:visited-style-name="Visited_20_Internet_20_Link"><text:span text:style-name="Internet_20_link">typography/oxygen</text:span></text:a>)</text:p>
      <text:p text:style-name="P10">專為GNU/Linux作業系統上之<text:span text:style-name="Choice">KDE</text:span>桌面環境所製作的字型，Oxygen是現代幾何風字型，形狀簡潔，但極為易讀，看起來很舒服。</text:p>
      <text:p text:style-name="P12">Raph Levien <text:line-break/><text:span text:style-name="T16">(</text:span><text:a xlink:type="simple" xlink:href="http://levien.com/type/myfonts/" text:style-name="Internet_20_link" text:visited-style-name="Visited_20_Internet_20_Link"><text:span text:style-name="Internet_20_link"><text:span text:style-name="T16">http://levien.com/type/myfonts/</text:span></text:span></text:a><text:span text:style-name="T16">)</text:span></text:p>
      <text:p text:style-name="P10">Levien除了是Google員工外，他亦用自己的閒暇時間開發字型。雖然這個網頁上所寫的所有字型並非都很完整，但一致的高品質仍值得考慮使用。大多數其字型都必須先<text:span text:style-name="T17">透過自由授權的字型編輯器Fontforge</text:span>匯出成可用的字型格式。</text:p>
      <text:p text:style-name="P11"><text:span text:style-name="T18">SIL </text:span>International<text:line-break/><text:span text:style-name="Internet_20_link"><text:span text:style-name="T18">(</text:span></text:span><text:a xlink:type="simple" xlink:href="http://www01.sil.org/computing/catalog/show_software" text:style-name="Internet_20_link" text:visited-style-name="Visited_20_Internet_20_Link"><text:span text:style-name="Internet_20_link"><text:span text:style-name="T18">http://www01.sil.org/computing/catalog/show_software</text:span></text:span></text:a><text:a xlink:type="simple" xlink:href="http://www01.sil.org/computing/catalog/show_software_catalog.asp?by=cat&amp;name=Font" text:style-name="Internet_20_link" text:visited-style-name="Visited_20_Internet_20_Link"><text:span text:style-name="Internet_20_link"><text:span text:style-name="T18">_<text:line-break/>catalog.asp?by=cat&amp;name=Font</text:span></text:span></text:a><text:span text:style-name="T19">)</text:span></text:p>
      <text:p text:style-name="P10"><text:span text:style-name="Choice">SIL</text:span> International <text:span text:style-name="T3">是個任務型組織，</text:span>專注於少數語言的字型。他們還開發出能自動運用連字、小型大寫字、舊式數字、還有<text:soft-page-break/>其他進階文字排印功能的Graphite系統。<text:span text:style-name="Choice">SIL</text:span>開放字型授權 (OFL)<text:span text:style-name="T8"> 是最廣為使用的自由字型授權，自由字型之所以能有今日的光景皆歸功於它。</text:span></text:p>
      <text:p text:style-name="P16">Ubuntu<text:line-break/>(<text:a xlink:type="simple" xlink:href="http://font.ubuntu.com/" text:style-name="Internet_20_link" text:visited-style-name="Visited_20_Internet_20_Link"><text:span text:style-name="Internet_20_link">http://font.ubuntu.com/</text:span></text:a>)</text:p>
      <text:p text:style-name="P9">專為Ubuntu這套GNU/Linux散布版設計，是個現代人文主義風字型。它的用途多樣；不過若將之用於品牌識別，可能會讓<text:span text:style-name="T20">採用此字型的文件自動</text:span>被辨識為和Ubuntu有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宋體" svg:font-family="思源宋體" style:font-adornments="標準" style:font-pitch="variable"/>
    <style:font-face style:name="思源黑體 Regular" svg:font-family="'思源黑體 Regular'" style:font-adornments="標準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0.529cm" style:writing-mode="page"/>
      <style:text-properties style:font-name="Fanwood" fo:font-family="Fanwood" style:font-style-name="Regular" style:font-pitch="variable" style:font-name-asian="思源宋體" style:font-family-asian="思源宋體" style:font-style-name-asian="標準" style:font-pitch-asian="variable" style:font-size-asian="11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Raleway" fo:font-family="Raleway" style:font-style-name="Regular" style:font-pitch="variable" fo:font-size="15pt" style:font-name-asian="思源黑體 Regular" style:font-family-asian="'思源黑體 Regular'" style:font-style-name-asian="標準" style:font-pitch-asian="variable" style:font-size-asian="15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0.529cm" fo:orphans="2" fo:widows="2" fo:text-indent="0.847cm" style:auto-text-indent="true" style:page-number="auto" style:writing-mode="page"/>
      <style:text-properties style:font-name="Fanwood" fo:font-family="Fanwood" style:font-style-name="Regular" style:font-pitch="variable" fo:font-size="12pt" style:font-size-asian="11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134cm" fo:margin-bottom="0cm" loext:contextual-spacing="false" fo:line-height="0.459cm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0.547cm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14.594cm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0.582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0.564cm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 style:writing-mode="page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fo:font-size="10pt" style:font-size-asian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0.459cm" text:number-lines="false" text:line-number="0" style:writing-mode="page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style:font-name="Raleway" fo:font-family="Raleway" style:font-style-name="Regular" style:font-pitch="variable" fo:font-size="10pt" style:font-name-asian="思源黑體 Regular" style:font-family-asian="'思源黑體 Regular'" style:font-style-name-asian="標準" style:font-pitch-asian="variable" style:font-size-asian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159cm" loext:contextual-spacing="false" fo:line-height="100%" fo:text-align="end" style:justify-single-word="false" fo:text-indent="0cm" style:auto-text-indent="false" style:page-number="auto" style:writing-mode="page"/>
      <style:text-properties fo:font-size="21pt" style:font-name-asian="思源黑體 Regular" style:font-family-asian="'思源黑體 Regular'" style:font-style-name-asian="標準" style:font-pitch-asian="variable" style:font-size-asian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margin-top="0cm" fo:margin-bottom="0.265cm" loext:contextual-spacing="false" style:line-height-at-least="0.529cm" fo:text-indent="0cm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cm" loext:contextual-spacing="false" style:line-height-at-least="0.529cm" fo:text-indent="0cm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65cm" fo:margin-bottom="0cm" loext:contextual-spacing="false" style:line-height-at-least="0.564cm" fo:text-indent="0cm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65cm" fo:margin-bottom="0cm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0.529cm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cm" fo:margin-right="0cm" fo:line-height="0.459cm" fo:text-indent="0cm" style:auto-text-indent="false" style:writing-mode="page">
        <style:tab-stops>
          <style:tab-stop style:position="17.09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cm" fo:margin-bottom="0.141cm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529cm" fo:margin-right="0cm" fo:margin-top="0cm" fo:margin-bottom="0.141cm" loext:contextual-spacing="false" fo:text-indent="0cm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cm" fo:margin-bottom="0.265cm" loext:contextual-spacing="false" fo:line-height="0.529cm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cm" fo:margin-bottom="0.141cm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0.265cm" fo:margin-bottom="0cm" loext:contextual-spacing="false" style:line-height-at-least="0.529cm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0.265cm" fo:margin-bottom="0cm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3.669cm" fo:margin-bottom="0.212cm" loext:contextual-spacing="false" style:line-height-at-least="1.129cm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cm" fo:margin-bottom="0.134cm" loext:contextual-spacing="false" fo:line-height="0.423cm" style:writing-mode="page"/>
      <style:text-properties fo:color="#000000" style:font-name="Raleway" fo:font-family="Raleway" style:font-style-name="Regular" style:font-pitch="variable" fo:font-size="8pt" style:font-size-asian="8pt"/>
    </style:style>
    <style:style style:name="Front_20_Matter_20_Titles" style:display-name="Front Matter Titles" style:family="paragraph" style:parent-style-name="Front_20_Matter">
      <style:paragraph-properties fo:margin-top="0.134cm" fo:margin-bottom="0cm" loext:contextual-spacing="false" style:line-height-at-least="0.423cm" style:writing-mode="page"/>
      <style:text-properties fo:color="#008000" style:font-name="Raleway" fo:font-family="Raleway" style:font-style-name="Regular" style:font-pitch="variable" fo:font-size="10pt" style:font-size-asian="10pt"/>
    </style:style>
    <style:style style:name="Text_20_Body_20_-_20_Example" style:display-name="Text Body - Example" style:family="paragraph" style:parent-style-name="Text_20_body">
      <style:paragraph-properties fo:margin-left="0cm" fo:margin-right="0cm" fo:margin-top="0cm" fo:margin-bottom="0.141cm" loext:contextual-spacing="false" fo:line-height="0.529cm" fo:text-indent="0cm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cm" fo:margin-bottom="0.822cm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cm" fo:margin-right="0cm" fo:margin-top="0.265cm" fo:margin-bottom="0cm" loext:contextual-spacing="false" fo:text-indent="0cm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1.129cm" fo:margin-bottom="0cm" loext:contextual-spacing="false" fo:line-height="100%" style:page-number="auto" fo:break-before="page" style:writing-mode="page"/>
      <style:text-properties fo:color="#008000" fo:font-size="96pt" fo:font-weight="normal" style:font-size-asian="96pt"/>
    </style:style>
    <style:style style:name="Note" style:family="paragraph" style:parent-style-name="Caption" style:master-page-name="">
      <style:paragraph-properties fo:margin-left="1.323cm" fo:margin-right="0cm" fo:margin-top="0cm" fo:margin-bottom="0.265cm" loext:contextual-spacing="false" fo:line-height="0.459cm" fo:orphans="2" fo:widows="2" fo:hyphenation-ladder-count="no-limit" fo:text-indent="0cm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cm" fo:margin-bottom="0cm" loext:contextual-spacing="false" fo:line-height="0.459cm" fo:text-align="start" style:justify-single-word="false">
        <style:tab-stops>
          <style:tab-stop style:position="15.946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0.529cm" fo:margin-right="0cm" fo:line-height="0.459cm" fo:text-indent="0cm" style:auto-text-indent="false">
        <style:tab-stops>
          <style:tab-stop style:position="14.448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0.282cm" fo:margin-right="0cm" fo:line-height="0.459cm" fo:text-indent="0cm" style:auto-text-indent="false" style:writing-mode="page">
        <style:tab-stops>
          <style:tab-stop style:position="14.947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0.265cm" fo:margin-bottom="0cm" loext:contextual-spacing="false" fo:text-align="start" style:justify-single-word="false" style:page-number="auto">
        <style:tab-stops>
          <style:tab-stop style:position="13.949cm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035cm"/>
    </style:style>
    <style:style style:name="Arabic_20_Numeral_20_Example" style:display-name="Arabic Numeral Example" style:family="paragraph" style:parent-style-name="Arabic_20_Numeral" style:master-page-name="">
      <style:paragraph-properties fo:line-height="0.529cm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4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4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4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4.001cm" fo:margin-bottom="4.001cm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cm" fo:margin-right="0cm" fo:margin-top="0cm" fo:margin-bottom="0cm" loext:contextual-spacing="false" style:line-height-at-least="0.547cm" fo:text-indent="0cm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0.653cm" fo:margin-bottom="0.282cm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035cm"/>
    </style:style>
    <style:style style:name="Appendix_20_Number" style:display-name="Appendix Number" style:family="paragraph" style:parent-style-name="Chapter_20_Number">
      <style:paragraph-properties style:writing-mode="page"/>
      <style:text-properties style:font-name-asian="思源黑體 TW Regular" style:font-family-asian="'思源黑體 TW Regular'" style:font-style-name-asian="標準" style:font-pitch-asian="variable" style:font-size-asian="96pt" style:language-asian="zh" style:country-asian="TW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name-asian="AR PL UKai TW" style:font-family-asian="'AR PL UKai TW'" style:font-style-name-asian="書本體" style:font-pitch-asian="variable" style:font-size-asian="12pt" style:language-asian="zh" style:country-asian="TW" style:font-style-asian="normal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name-asian="思源黑體 Regular" style:font-family-asian="'思源黑體 Regular'" style:font-style-name-asian="標準" style:font-pitch-asian="variable" style:font-size-asian="10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name-asian="思源黑體 Regular" style:font-family-asian="'思源黑體 Regular'" style:font-style-name-asian="標準" style:font-pitch-asian="variable" style:font-size-asian="10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1pt"/>
    </style:style>
    <style:style style:name="Graphics" style:family="graphic">
      <style:graphic-properties svg:width="10.668cm" fo:min-height="6.325cm" text:anchor-type="paragraph" svg:x="0cm" svg:y="0cm" fo:margin-top="0.529cm" fo:margin-bottom="0.529cm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529cm" fo:margin-right="0.529cm" fo:margin-top="0.529cm" fo:margin-bottom="0.529cm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margin-left="1.09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margin-left="1.09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margin-left="1.09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margin-left="1.094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margin-left="1.094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margin-left="1.094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margin-left="1.094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margin-left="1.094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margin-left="1.094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margin-left="1.094cm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688cm" fo:margin-left="1.323cm"/>
        </style:list-level-properties>
      </text:list-level-style-image>
      <text:list-level-style-image text:level="2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053cm" fo:margin-left="1.323cm"/>
        </style:list-level-properties>
      </text:list-level-style-image>
      <text:list-level-style-image text:level="3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0.582cm" fo:margin-left="1.323cm"/>
        </style:list-level-properties>
      </text:list-level-style-image>
      <text:list-level-style-image text:level="4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217cm" fo:margin-left="1.323cm"/>
        </style:list-level-properties>
      </text:list-level-style-image>
      <text:list-level-style-image text:level="5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852cm" fo:margin-left="1.323cm"/>
        </style:list-level-properties>
      </text:list-level-style-image>
      <text:list-level-style-image text:level="6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2.487cm" fo:margin-left="1.323cm"/>
        </style:list-level-properties>
      </text:list-level-style-image>
      <text:list-level-style-image text:level="7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122cm" fo:margin-left="1.323cm"/>
        </style:list-level-properties>
      </text:list-level-style-image>
      <text:list-level-style-image text:level="8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757cm" fo:margin-left="1.323cm"/>
        </style:list-level-properties>
      </text:list-level-style-image>
      <text:list-level-style-image text:level="9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4.392cm" fo:margin-left="1.323cm"/>
        </style:list-level-properties>
      </text:list-level-style-image>
      <text:list-level-style-image text:level="10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5.027cm" fo:margin-left="1.323cm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te">
      <text:list-level-style-image text:level="1" xlink:href="Pictures/100000000000002700000026E7BA59C467F90D6A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700000026E7BA59C467F90D6A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700000026E7BA59C467F90D6A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700000026E7BA59C467F90D6A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700000026E7BA59C467F90D6A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700000026E7BA59C467F90D6A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700000026E7BA59C467F90D6A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700000026E7BA59C467F90D6A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700000026E7BA59C467F90D6A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700000026E7BA59C467F90D6A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list-style style:name="Examples">
      <text:list-level-style-image text:level="1" xlink:href="Pictures/1000000000000029000000280D79344E3C86B807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9000000280D79344E3C86B807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9000000280D79344E3C86B807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9000000280D79344E3C86B807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9000000280D79344E3C86B807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9000000280D79344E3C86B807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9000000280D79344E3C86B807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9000000280D79344E3C86B807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9000000280D79344E3C86B807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9000000280D79344E3C86B807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 style:writing-mode="pag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10.379cm" table:align="margins" style:may-break-between-rows="false"/>
    </style:style>
    <style:style style:name="Table2.A" style:family="table-column">
      <style:table-column-properties style:column-width="1.099cm" style:rel-column-width="6939*"/>
    </style:style>
    <style:style style:name="Table2.B" style:family="table-column">
      <style:table-column-properties style:column-width="9.28cm" style:rel-column-width="58596*"/>
    </style:style>
    <style:style style:name="Table7" style:family="table">
      <style:table-properties style:width="10.379cm" table:align="margins" style:may-break-between-rows="false"/>
    </style:style>
    <style:style style:name="Table7.A" style:family="table-column">
      <style:table-column-properties style:column-width="9.421cm" style:rel-column-width="59492*"/>
    </style:style>
    <style:style style:name="Table7.B" style:family="table-column">
      <style:table-column-properties style:column-width="0.958cm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15.24cm" fo:page-height="22.86cm" style:num-format="1" style:print-orientation="portrait" fo:margin-top="2.399cm" fo:margin-bottom="2.646cm" fo:margin-left="2.646cm" fo:margin-right="2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65cm" fo:margin-left="0cm" fo:margin-right="0cm" fo:margin-top="0.533cm" fo:border-top="0.06pt solid #008000" fo:border-bottom="none" fo:border-left="none" fo:border-right="none" fo:padding="0.053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529cm" fo:border-top="0.06pt solid #008000" fo:border-bottom="none" fo:border-left="none" fo:border-right="none" fo:padding="0.049cm" style:dynamic-spacing="false"/>
      </style:footer-style>
    </style:page-layout>
    <style:page-layout style:name="Mpm4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64cm" fo:margin-left="0cm" fo:margin-right="0cm" fo:margin-top="0.582cm" fo:border-top="0.06pt solid #008000" fo:border-bottom="none" fo:border-left="none" fo:border-right="none" fo:padding="0.049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4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何處可取得自由授權的字型</text:chapter></text:p>
            </table:table-cell>
            <table:table-cell office:value-type="string">
              <text:p text:style-name="MP7"><text:page-number text:select-page="current">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6:20.846415859</meta:creation-date>
    <meta:editing-duration>PT16M3S</meta:editing-duration>
    <meta:editing-cycles>6</meta:editing-cycles>
    <meta:generator>LibreOffice/5.4.4.2$Linux_X86_64 LibreOffice_project/40$Build-2</meta:generator>
    <dc:title>LibreOffice排版設計</dc:title>
    <meta:initial-creator>Bruce Byfield</meta:initial-creator>
    <dc:date>2018-01-09T17:45:17.494854162</dc:date>
    <dc:creator>曾 政嘉</dc:creator>
    <meta:document-statistic meta:table-count="4" meta:image-count="0" meta:object-count="0" meta:page-count="4" meta:paragraph-count="39" meta:word-count="1350" meta:character-count="2555" meta:non-whitespace-character-count="2468"/>
    <meta:template xlink:type="simple" xlink:actuate="onRequest" xlink:title="designing-with-libreoffice" xlink:href="../../../../.config/libreoffice/4/user/template/designing-with-libreoffice.ott" meta:date="2016-03-19T16:06:20.389192191"/>
  </office:meta>
</office:document-meta>
</file>